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mm"/>
    </style:style>
    <style:style style:name="co2" style:family="table-column">
      <style:table-column-properties fo:break-before="auto" style:column-width="34.82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47.91mm"/>
    </style:style>
    <style:style style:name="co5" style:family="table-column">
      <style:table-column-properties fo:break-before="auto" style:column-width="39.62mm"/>
    </style:style>
    <style:style style:name="co6" style:family="table-column">
      <style:table-column-properties fo:break-before="auto" style:column-width="51.59mm"/>
    </style:style>
    <style:style style:name="co7" style:family="table-column">
      <style:table-column-properties fo:break-before="auto" style:column-width="34.2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Пакеты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x2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60°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канал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 Канал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Авто 2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Беларусь 2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Бобер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Вместе-РФ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Волга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Время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Дождь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Доктор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Дом Кино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Домашний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Еврокино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Европа Плюс Т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Еда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Живая планета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Живи 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Загородная жизнь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Звезда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Иллюзион+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Индийское кино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История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алейдоскоп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анал Disney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арусель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ино Т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инокомедия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иномикс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инопремьера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иносвидание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иносемья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иносерия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инохит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ухня Т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ХЛ Т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ХЛ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йдан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ма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тч 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ТЧ АРЕНА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тч Боец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ТЧ ИГРА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тч Наш Спорт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тч Наш футбол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тч Футбол 1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тч Футбол 2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атч Футбол 3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ИР 2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ир увлечений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ир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ИР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осква 2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осква Доверие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оя Планета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ужское кино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ужской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уз-Т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узыка первого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ульт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ано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аука 2 0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аша Сибирь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аше Т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очной клуб 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СТ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Т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 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-ля-ля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ТР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Охотник и рыболо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ервый канал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ервый канал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ервый образовательный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ланета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Пятница 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адость Моя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аз Т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БК Т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енТ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ЖД Т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одное кино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оссия 1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оссия 2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оссия К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оссия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усская ночь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усский бестселлер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усский Детекти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усский Иллюзион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усский роман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усский Экстрим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ыжий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арафан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инема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овершенно секретно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оюз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пас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трана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ТС Love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СТС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В Центр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В3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еледом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елеканал Театр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елекафе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ехно 2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НВ Планета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НВ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НТ Music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НТ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НТ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очка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ТРО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Успех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Футбол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Царьград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Че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Шант Premium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Ю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ЮМОР BOX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B TV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dia 1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dia 2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dia Hit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edia Premium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l Planet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irang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te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BC World News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oomberg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 Hustler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zers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DGE TV Русский Хит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DGE TV DANCE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dge TV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toon Network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utsche Welle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covery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glish Club TV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news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osport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shion One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ance 24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 Show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story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ualiang TV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BS World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xury Worl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TV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ic Box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HK World TV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k JR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kelodeon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2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amount Comedy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boy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 Бизнес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T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TD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 TV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n Music Box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ssian Travel Guide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y Sci-fi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ny Turbo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ke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Ji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C HD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MB RU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V 5 Monde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VMChannel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ld Fashion Channel.jp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e TV.jpg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Лист1.A1:Лист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02:16:44.183000000</meta:creation-date>
    <dc:date>2017-10-22T03:13:55.716000000</dc:date>
    <meta:editing-duration>PT47M1S</meta:editing-duration>
    <meta:editing-cycles>1</meta:editing-cycles>
    <meta:document-statistic meta:table-count="1" meta:cell-count="179" meta:object-count="0"/>
    <meta:generator>LibreOffice/5.2.6.2$Windows_x86 LibreOffice_project/a3100ed2409ebf1c212f5048fbe377c281438fdc</meta:generator>
  </office:meta>
</office:document-meta>
</file>